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IGUEROA MORI, DINA YOLA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RCIA PAREDES, NAHU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1466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IGUEROA MORI, DINA YOLAN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36106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2</text:p>
          </table:table-cell>
          <table:table-cell table:style-name="Tableau1.A2" office:value-type="string">
            <text:p text:style-name="P14">17</text:p>
          </table:table-cell>
          <table:table-cell table:style-name="Tableau1.D2" office:value-type="string">
            <text:p text:style-name="P13">884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9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7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2:11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